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6c1" officeooo:paragraph-rsid="000c26c1"/>
    </style:style>
    <style:style style:name="P2" style:family="paragraph" style:parent-style-name="Standard">
      <style:text-properties fo:font-weight="bold" officeooo:rsid="000c26c1" officeooo:paragraph-rsid="000c26c1" style:font-weight-asian="bold" style:font-weight-complex="bold"/>
    </style:style>
    <style:style style:name="P3" style:family="paragraph" style:parent-style-name="Standard">
      <style:text-properties fo:font-weight="normal" officeooo:rsid="000e9b76" officeooo:paragraph-rsid="000e9b76" style:font-weight-asian="normal" style:font-weight-complex="normal"/>
    </style:style>
    <style:style style:name="P4" style:family="paragraph" style:parent-style-name="Standard">
      <style:text-properties style:use-window-font-color="true" loext:opacity="0%" fo:font-weight="normal" officeooo:rsid="000e9b76" officeooo:paragraph-rsid="000e9b76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officeooo:rsid="000d220f" officeooo:paragraph-rsid="000d220f"/>
    </style:style>
    <style:style style:name="P6" style:family="paragraph" style:parent-style-name="Standard">
      <style:text-properties style:text-line-through-style="none" style:text-line-through-type="none" fo:font-weight="bold" officeooo:rsid="000e9b76" officeooo:paragraph-rsid="000e9b76" style:font-weight-asian="bold" style:font-weight-complex="bold"/>
    </style:style>
    <style:style style:name="P7" style:family="paragraph" style:parent-style-name="Standard">
      <style:text-properties style:text-line-through-style="none" style:text-line-through-type="none" fo:font-weight="bold" officeooo:rsid="001de2e6" officeooo:paragraph-rsid="001de2e6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fo:font-weight="normal" officeooo:rsid="000e9b76" officeooo:paragraph-rsid="000e9b76" style:font-weight-asian="normal" style:font-weight-complex="normal"/>
    </style:style>
    <style:style style:name="P9" style:family="paragraph" style:parent-style-name="Standard">
      <style:text-properties style:use-window-font-color="true" loext:opacity="0%" style:text-line-through-style="none" style:text-line-through-type="none" fo:font-weight="normal" officeooo:rsid="000e9b76" officeooo:paragraph-rsid="000e9b76" style:font-weight-asian="normal" style:font-weight-complex="normal"/>
    </style:style>
    <style:style style:name="P10" style:family="paragraph" style:parent-style-name="Standard">
      <style:text-properties style:use-window-font-color="true" loext:opacity="0%" style:text-line-through-style="none" style:text-line-through-type="none" fo:font-weight="normal" officeooo:rsid="00143aac" officeooo:paragraph-rsid="000e9b76" style:font-weight-asian="normal" style:font-weight-complex="normal"/>
    </style:style>
    <style:style style:name="P11" style:family="paragraph" style:parent-style-name="Standard">
      <style:text-properties style:use-window-font-color="true" loext:opacity="0%" style:text-line-through-style="none" style:text-line-through-type="none" fo:font-weight="normal" officeooo:rsid="00126252" officeooo:paragraph-rsid="00126252" style:font-weight-asian="normal" style:font-weight-complex="normal"/>
    </style:style>
    <style:style style:name="P12" style:family="paragraph" style:parent-style-name="Standard">
      <style:text-properties style:use-window-font-color="true" loext:opacity="0%" style:text-line-through-style="none" style:text-line-through-type="none" fo:font-weight="bold" officeooo:rsid="000e9b76" officeooo:paragraph-rsid="00198874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d220f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143aac" style:font-weight-asian="bold" style:font-weight-complex="bold"/>
    </style:style>
    <style:style style:name="T5" style:family="text">
      <style:text-properties style:text-line-through-style="none" style:text-line-through-type="none" officeooo:rsid="000fc945"/>
    </style:style>
    <style:style style:name="T6" style:family="text">
      <style:text-properties fo:color="#c9211e" loext:opacity="100%" style:text-line-through-style="none" style:text-line-through-type="none"/>
    </style:style>
    <style:style style:name="T7" style:family="text">
      <style:text-properties officeooo:rsid="0015df5f"/>
    </style:style>
    <style:style style:name="T8" style:family="text">
      <style:text-properties officeooo:rsid="0016708f"/>
    </style:style>
    <style:style style:name="T9" style:family="text">
      <style:text-properties fo:font-weight="bold" officeooo:rsid="0016708f" style:font-weight-asian="bold" style:font-weight-complex="bold"/>
    </style:style>
    <style:style style:name="T10" style:family="text">
      <style:text-properties officeooo:rsid="00198874"/>
    </style:style>
    <style:style style:name="T11" style:family="text">
      <style:text-properties officeooo:rsid="001a0053"/>
    </style:style>
    <style:style style:name="T12" style:family="text">
      <style:text-properties officeooo:rsid="001ce8c8"/>
    </style:style>
    <style:style style:name="T13" style:family="text">
      <style:text-properties officeooo:rsid="001de2e6"/>
    </style:style>
    <style:style style:name="T14" style:family="text">
      <style:text-properties officeooo:rsid="001e0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e DB</text:p>
      <text:p text:style-name="P1">Run Shell tool: java -<text:span text:style-name="T1">cp h2-&lt;</text:span><text:span text:style-name="T2">version here</text:span><text:span text:style-name="T1">&gt;.jar org.h2.tools.Shell</text:span></text:p>
      <text:p text:style-name="P5">path in windows is like <text:a xlink:type="simple" xlink:href="file:///c:/users/" text:style-name="Internet_20_link" text:visited-style-name="Visited_20_Internet_20_Link"><text:span text:style-name="T7">file:</text:span></text:a><text:a xlink:type="simple" xlink:href="file:///c:/users/" text:style-name="Internet_20_link" text:visited-style-name="Visited_20_Internet_20_Link">c:</text:a><text:a xlink:type="simple" xlink:href="file:///c:/users/" text:style-name="Internet_20_link" text:visited-style-name="Visited_20_Internet_20_Link"><text:span text:style-name="T7">\</text:span></text:a><text:a xlink:type="simple" xlink:href="file:///c:/users/" text:style-name="Internet_20_link" text:visited-style-name="Visited_20_Internet_20_Link">users</text:a><text:a xlink:type="simple" xlink:href="file:///c:/users/" text:style-name="Internet_20_link" text:visited-style-name="Visited_20_Internet_20_Link"><text:span text:style-name="T7">\</text:span></text:a>… <text:span text:style-name="T9">or</text:span><text:span text:style-name="T8"> ~/dir1/dir2/...</text:span></text:p>
      <text:p text:style-name="P7">Tool also allows SQL requests.</text:p>
      <text:p text:style-name="P5"/>
      <text:p text:style-name="P6">Start server</text:p>
      <text:p text:style-name="P8">Run tool: java -cp h2-&lt;ver.&gt;.jar org.h2.tools.Server [spec. options]</text:p>
      <text:p text:style-name="P3"><text:span text:style-name="T3">Options</text:span><text:span text:style-name="T1">:</text:span></text:p>
      <text:p text:style-name="P3"><text:span text:style-name="T1">-? - help with options; </text:span><text:span text:style-name="T4">very helpful</text:span></text:p>
      <text:p text:style-name="P3"><text:span text:style-name="T1">-web / -tcp / -pg – type of server: web with H2 console/ TCP serv. / </text:span><text:span text:style-name="T6">PG server?</text:span></text:p>
      <text:p text:style-name="P4"><text:span text:style-name="T1">-properties &lt;</text:span><text:span text:style-name="T5">dir</text:span><text:span text:style-name="T1">&gt; – path to file with properties “.h2.server.properties”</text:span></text:p>
      <text:p text:style-name="P11">-baseDir – <text:span text:style-name="T12">dir. with D</text:span><text:span text:style-name="T13">B</text:span><text:span text:style-name="T12">s. </text:span><text:span text:style-name="T13">P</text:span><text:span text:style-name="T12">ut inside “” in Windows. Having this allows to spec. only DB name in url: jdbc:h2:tcp://localhost:9092/dbname.</text:span></text:p>
      <text:p text:style-name="P11">-ifNotExists – <text:span text:style-name="T14">to create DB if it does not exists</text:span></text:p>
      <text:p text:style-name="P12"><text:span text:style-name="T11">Same options in</text:span><text:span text:style-name="T10"> </text:span>.h2.server.properties <text:span text:style-name="T11">but in format &lt;option&gt; = &lt;value&gt;</text:span></text:p>
      <text:p text:style-name="P9"/>
      <text:p text:style-name="P10"/>
      <text:p text:style-name="P10"/>
      <text:p text:style-name="P9"/>
      <text:p text:style-name="P9"/>
      <text:p text:style-name="P9">"jdbc:h2:/data/sample;IFEXISTS=TRUE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5T21:29:49.331000000</dc:date>
    <meta:editing-duration>P1DT10H11M10S</meta:editing-duration>
    <meta:editing-cycles>14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14" meta:word-count="106" meta:character-count="729" meta:non-whitespace-character-count="633"/>
  </office:meta>
</office:document-meta>
</file>